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800000" style:font-name="Droid Sans Mono" fo:font-size="10.5pt" fo:font-weight="normal" fo:background-color="#ffffff"/>
    </style:style>
    <style:style style:name="T1" style:family="text">
      <style:text-properties fo:color="#800000"/>
    </style:style>
    <style:style style:name="T2" style:family="text">
      <style:text-properties fo:color="#e50000"/>
    </style:style>
    <style:style style:name="T3" style:family="text">
      <style:text-properties fo:color="#0000ff"/>
    </style:style>
    <style:style style:name="T4" style:family="text">
      <style:text-properties fo:color="#cd3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html&gt;</text:p>
      <text:p text:style-name="P2">&lt;head&gt;</text:p>
      <text:p text:style-name="P1"><text:span text:style-name="T1">&lt;title&gt;</text:span> Home - COLLEGE <text:span text:style-name="T1">&lt;/title&gt;</text:span></text:p>
      <text:p text:style-name="P1"><text:span text:style-name="T1">&lt;body</text:span> <text:span text:style-name="T2">background</text:span> =<text:span text:style-name="T3">"456.jpg"</text:span><text:span text:style-name="T1">&gt;&lt;/body&gt;</text:span></text:p>
      <text:p text:style-name="P1"><text:span text:style-name="T1">&lt;/head&gt;</text:span> </text:p>
      <text:p text:style-name="P2">&lt;body&gt;</text:p>
      <text:p text:style-name="P1"><text:span text:style-name="T1">&lt;</text:span><text:span text:style-name="T4">center</text:span><text:span text:style-name="T1">&gt;</text:span></text:p>
      <text:p text:style-name="P1"><text:span text:style-name="T1">&lt;h1</text:span> <text:span text:style-name="T2">style</text:span>=<text:span text:style-name="T3">"color:tomato"</text:span><text:span text:style-name="T1">&gt;</text:span> WELCOME TO SHRI SHIVAJI SCIENCE COLLEGE <text:span text:style-name="T1">&lt;/h1&gt;</text:span></text:p>
      <text:p text:style-name="P1"><text:span text:style-name="T1">&lt;h2</text:span> <text:span text:style-name="T2">style</text:span>=<text:span text:style-name="T3">"color:black;"</text:span><text:span text:style-name="T1">&gt;</text:span> Shivaji Nagar,Morshi Road,Amravati<text:span text:style-name="T1">&lt;/h2&gt;</text:span></text:p>
      <text:p text:style-name="P1"><text:span text:style-name="T1">&lt;h3</text:span> <text:span text:style-name="T2">style</text:span>=<text:span text:style-name="T3">"color:black;"</text:span><text:span text:style-name="T1">&gt;</text:span> Department Of Bioinformatic <text:span text:style-name="T1">&lt;/h3&gt;</text:span></text:p>
      <text:p text:style-name="P1"><text:span text:style-name="T1">&lt;p</text:span> <text:span text:style-name="T2">style</text:span>=<text:span text:style-name="T3">"color:blue;"</text:span><text:span text:style-name="T1">&gt;</text:span> PG Admission Start for 2023-2024<text:span text:style-name="T1">&lt;p&gt;</text:span></text:p>
      <text:p text:style-name="P1"><text:span text:style-name="T1">&lt;a</text:span> <text:span text:style-name="T2">href</text:span>=<text:span text:style-name="T3">"https://www.shivajiscamt.org/"</text:span><text:span text:style-name="T1">&gt;</text:span> <text:span text:style-name="T1">&lt;button</text:span> <text:span text:style-name="T2">class</text:span>=<text:span text:style-name="T3">"btn"</text:span><text:span text:style-name="T1">&gt;</text:span> About college <text:span text:style-name="T1">&lt;/button&gt;</text:span></text:p>
      <text:p text:style-name="P2">&lt;/a&gt;</text:p>
      <text:p text:style-name="P1"><text:span text:style-name="T1">&lt;a</text:span> <text:span text:style-name="T2">href</text:span>=<text:span text:style-name="T3">"https://www.shivajiscamt.org/"</text:span><text:span text:style-name="T1">&gt;</text:span> <text:span text:style-name="T1">&lt;button</text:span> <text:span text:style-name="T2">class</text:span>=<text:span text:style-name="T3">"btn1"</text:span><text:span text:style-name="T1">&gt;</text:span> Online regrastation <text:span text:style-name="T1">&lt;/button&gt;</text:span></text:p>
      <text:p text:style-name="P2">&lt;/a&gt;</text:p>
      <text:p text:style-name="P1"><text:span text:style-name="T1">&lt;a</text:span> <text:span text:style-name="T2">href</text:span>=<text:span text:style-name="T3">"333.jpg"</text:span><text:span text:style-name="T4">/</text:span><text:span text:style-name="T1">&gt;</text:span> <text:span text:style-name="T1">&lt;button</text:span> <text:span text:style-name="T2">class</text:span>=<text:span text:style-name="T3">"btn2"</text:span><text:span text:style-name="T1">&gt;</text:span> Gallary <text:span text:style-name="T1">&lt;/button&gt;</text:span></text:p>
      <text:p text:style-name="P2">&lt;/a&gt;</text:p>
      <text:p text:style-name="P2">&lt;hr&gt;</text:p>
      <text:p text:style-name="P1"><text:span text:style-name="T1">&lt;img</text:span> <text:span text:style-name="T2">src</text:span>=<text:span text:style-name="T3">"456.jpg"</text:span> <text:span text:style-name="T2">height</text:span>=<text:span text:style-name="T3">"550"</text:span><text:span text:style-name="T1">/&gt;</text:span> </text:p>
      <text:p text:style-name="P1"><text:span text:style-name="T1">&lt;/</text:span><text:span text:style-name="T4">center</text:span><text:span text:style-name="T1">&gt;</text:span></text:p>
      <text:p text:style-name="P2">&lt;/body&gt;</text:p>
      <text:p text:style-name="P2">&lt;/html&g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10:39:06.421484269</meta:creation-date>
    <dc:date>2023-02-04T10:39:43.679102609</dc:date>
    <meta:editing-duration>PT42S</meta:editing-duration>
    <meta:editing-cycles>1</meta:editing-cycles>
    <meta:document-statistic meta:table-count="0" meta:image-count="0" meta:object-count="0" meta:page-count="1" meta:paragraph-count="22" meta:word-count="70" meta:character-count="663" meta:non-whitespace-character-count="613"/>
    <meta:generator>LibreOffice/6.4.6.2$Linux_X86_64 LibreOffice_project/40$Build-2</meta:generator>
  </office:meta>
</office:document-meta>
</file>